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erif Pro" svg:font-family="'Source Serif Pro', 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5pt" officeooo:rsid="001316e9" officeooo:paragraph-rsid="001316e9" style:font-size-asian="15pt" style:font-size-complex="15pt"/>
    </style:style>
    <style:style style:name="P2" style:family="paragraph" style:parent-style-name="Standard">
      <style:paragraph-properties fo:line-height="150%"/>
      <style:text-properties fo:color="#000000" loext:opacity="100%" style:font-name="Times New Roman" fo:font-size="16pt" officeooo:rsid="001316e9" officeooo:paragraph-rsid="001316e9" fo:background-color="#00a933" style:font-size-asian="16pt" style:font-size-complex="16pt"/>
    </style:style>
    <style:style style:name="P3" style:family="paragraph" style:parent-style-name="Standard">
      <style:paragraph-properties fo:line-height="150%"/>
      <style:text-properties fo:color="#000000" loext:opacity="100%" style:font-name="Times New Roman" fo:font-size="16pt" officeooo:rsid="001316e9" officeooo:paragraph-rsid="001316e9" style:font-size-asian="16pt" style:font-size-complex="16pt"/>
    </style:style>
    <style:style style:name="P4" style:family="paragraph" style:parent-style-name="Standard">
      <style:paragraph-properties fo:line-height="150%"/>
      <style:text-properties style:font-name="Times New Roman" fo:font-size="16pt" officeooo:rsid="001316e9" officeooo:paragraph-rsid="001316e9" style:font-size-asian="16pt" style:font-size-complex="16pt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5pt" fo:letter-spacing="normal" fo:font-style="normal" fo:font-weight="normal" officeooo:rsid="0015a940" officeooo:paragraph-rsid="0015a940" style:font-size-asian="15pt" style:font-size-complex="15pt"/>
    </style:style>
    <style:style style:name="P6" style:family="paragraph" style:parent-style-name="Text_20_body">
      <style:paragraph-properties fo:line-height="150%"/>
      <style:text-properties fo:font-variant="normal" fo:text-transform="none" fo:color="#000000" loext:opacity="100%" style:font-name="Times New Roman" fo:font-size="16pt" fo:letter-spacing="normal" fo:font-style="normal" fo:font-weight="normal" officeooo:rsid="001316e9" officeooo:paragraph-rsid="001316e9" style:font-size-asian="16pt" style:font-size-complex="16pt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rsid="001316e9" officeooo:paragraph-rsid="001316e9" style:font-size-asian="16pt" style:font-size-complex="16pt"/>
    </style:style>
    <style:style style:name="P8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rsid="001316e9" officeooo:paragraph-rsid="0013c0b7" style:font-size-asian="16pt" style:font-size-complex="16pt"/>
    </style:style>
    <style:style style:name="P9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rsid="0015a940" officeooo:paragraph-rsid="0015a940" style:font-size-asian="16pt" style:font-size-complex="16pt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style:font-size-asian="16pt" style:font-size-complex="16pt"/>
    </style:style>
    <style:style style:name="P11" style:family="paragraph" style:parent-style-name="Text_20_body" style:list-style-name="L1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style:font-size-asian="16pt" style:font-size-complex="16pt"/>
    </style:style>
    <style:style style:name="P12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3c0b7" style:font-size-asian="16pt" style:font-size-complex="16pt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style:font-size-asian="16pt" style:font-size-complex="16pt"/>
    </style:style>
    <style:style style:name="P14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rsid="001316e9" officeooo:paragraph-rsid="0016415f" fo:background-color="#00a933" style:font-size-asian="16pt" style:font-size-complex="16pt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rsid="001316e9" officeooo:paragraph-rsid="0018168d" fo:background-color="#00a933" style:font-size-asian="16pt" style:font-size-complex="16pt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font-style="normal" fo:font-weight="normal" officeooo:paragraph-rsid="0018945c" fo:background-color="transparent" style:font-size-asian="16pt" style:font-size-complex="16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style:font-name="Times New Roman" fo:font-size="16pt" style:font-size-asian="16pt" style:font-size-complex="16pt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line-height="150%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line-height="150%" fo:orphans="2" fo:widows="2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0cm" fo:margin-right="0cm" fo:line-height="15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font-name="Times New Roman" fo:font-size="15pt" fo:letter-spacing="normal" fo:font-style="normal" fo:font-weight="normal" style:font-size-asian="15pt" style:font-size-complex="15pt"/>
    </style:style>
    <style:style style:name="T2" style:family="text">
      <style:text-properties fo:font-variant="normal" fo:text-transform="none" fo:color="#000000" loext:opacity="100%" style:font-name="Times New Roman" fo:font-size="15pt" fo:letter-spacing="normal" fo:font-style="normal" fo:font-weight="normal" fo:background-color="#ff0000" loext:char-shading-value="0" style:font-size-asian="15pt" style:font-size-complex="15pt" loext:padding="0cm" loext:border="none"/>
    </style:style>
    <style:style style:name="T3" style:family="text">
      <style:text-properties fo:font-variant="normal" fo:text-transform="none" fo:color="#000000" loext:opacity="100%" style:font-name="Times New Roman" fo:font-size="15pt" fo:letter-spacing="normal" fo:font-style="normal" fo:font-weight="normal" fo:background-color="#272822" loext:char-shading-value="0" style:font-size-asian="15pt" style:font-size-complex="15pt" loext:padding="0cm" loext:border="none"/>
    </style:style>
    <style:style style:name="T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0000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0000" loext:char-shading-value="0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0000" loext:opacity="100%" fo:font-size="15pt" fo:letter-spacing="normal" fo:font-style="normal" fo:font-weight="normal" style:font-size-asian="15pt" style:font-size-complex="15pt"/>
    </style:style>
    <style:style style:name="T9" style:family="text">
      <style:text-properties fo:font-variant="normal" fo:text-transform="none" fo:color="#000000" loext:opacity="100%" fo:font-size="15pt" fo:letter-spacing="normal" fo:font-style="normal" fo:font-weight="normal" fo:background-color="#ff0000" loext:char-shading-value="0" style:font-size-asian="15pt" style:font-size-complex="15pt" loext:padding="0cm" loext:border="none"/>
    </style:style>
    <style:style style:name="T10" style:family="text">
      <style:text-properties fo:font-variant="normal" fo:text-transform="none" fo:color="#000000" loext:opacity="100%" fo:font-size="15pt" fo:letter-spacing="normal" fo:font-style="normal" fo:font-weight="normal" fo:background-color="#272822" loext:char-shading-value="0" style:font-size-asian="15pt" style:font-size-complex="15pt" loext:padding="0cm" loext:border="none"/>
    </style:style>
    <style:style style:name="T11" style:family="text">
      <style:text-properties fo:font-variant="normal" fo:text-transform="none" fo:color="#000000" loext:opacity="100%" fo:font-size="13.5pt" fo:letter-spacing="normal" fo:font-style="normal" fo:font-weight="normal" fo:background-color="#ff0000" loext:char-shading-value="0" loext:padding="0cm" loext:border="none"/>
    </style:style>
    <style:style style:name="T12" style:family="text">
      <style:text-properties fo:font-variant="normal" fo:text-transform="none" fo:color="#000000" loext:opacity="100%" fo:font-size="13.5pt" fo:letter-spacing="normal" fo:font-style="normal" fo:font-weight="normal" fo:background-color="#ff0000" loext:char-shading-value="0"/>
    </style:style>
    <style:style style:name="T13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loext:opacity="100%" fo:letter-spacing="normal" fo:font-style="normal" fo:font-weight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1316e9" fo:background-color="#ff0000" loext:char-shading-value="0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1316e9"/>
    </style:style>
    <style:style style:name="T17" style:family="text">
      <style:text-properties fo:font-variant="normal" fo:text-transform="none" fo:color="#000000" loext:opacity="100%" style:font-name="Times New Roman" fo:font-size="15pt" fo:letter-spacing="normal" fo:font-style="normal" fo:font-weight="normal" style:font-size-asian="15pt" style:font-size-complex="15pt"/>
    </style:style>
    <style:style style:name="T18" style:family="text">
      <style:text-properties fo:font-variant="normal" fo:text-transform="none" fo:color="#000000" loext:opacity="100%" style:font-name="Times New Roman" fo:font-size="15pt" fo:letter-spacing="normal" fo:font-style="normal" fo:font-weight="normal" fo:background-color="#ff0000" loext:char-shading-value="0" style:font-size-asian="15pt" style:font-size-complex="15pt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5pt" fo:letter-spacing="normal" fo:font-style="normal" fo:font-weight="normal" fo:background-color="#272822" loext:char-shading-value="0" style:font-size-asian="15pt" style:font-size-complex="15pt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3.5pt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fo:color="#000000" loext:opacity="100%" style:font-name="Times New Roman" fo:font-size="13.5pt" fo:letter-spacing="normal" fo:font-style="normal" fo:font-weight="normal" fo:background-color="#ff0000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3.5pt" fo:letter-spacing="normal" fo:font-style="normal" fo:font-weight="normal" fo:background-color="#ff0000" loext:char-shading-value="0"/>
    </style:style>
    <style:style style:name="T23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Times New Roman" fo:letter-spacing="normal" fo:font-style="normal" fo:font-weight="normal" fo:background-color="#ff0000" loext:char-shading-value="0" loext:padding="0cm" loext:border="none"/>
    </style:style>
    <style:style style:name="T25" style:family="text">
      <style:text-properties fo:font-variant="normal" fo:text-transform="none" fo:color="#000000" loext:opacity="100%" style:font-name="Times New Roman" fo:letter-spacing="normal" fo:font-style="normal" fo:font-weight="normal" fo:background-color="#ff0000" loext:char-shading-value="0" loext:padding="0cm" loext:border="none"/>
    </style:style>
    <style:style style:name="T26" style:family="text">
      <style:text-properties fo:font-variant="normal" fo:text-transform="none" fo:color="#000000" loext:opacity="100%" style:font-name="Times New Roman" fo:letter-spacing="normal" fo:font-style="normal" fo:font-weight="normal" fo:background-color="#ff0000" loext:char-shading-value="0"/>
    </style:style>
    <style:style style:name="T27" style:family="text">
      <style:text-properties fo:font-variant="normal" fo:text-transform="none" fo:color="#000000" loext:opacity="100%" style:font-name="Times New Roman" fo:letter-spacing="normal" fo:font-style="normal" fo:font-weight="normal" fo:background-color="#272822" loext:char-shading-value="0" loext:padding="0cm" loext:border="none"/>
    </style:style>
    <style:style style:name="T28" style:family="text">
      <style:text-properties fo:font-variant="normal" fo:text-transform="none" fo:color="#000000" loext:opacity="100%" style:font-name="Times New Roman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000000" loext:opacity="100%" style:font-name="Times New Roman" fo:font-size="16pt" fo:letter-spacing="normal" fo:font-style="normal" fo:font-weight="normal" style:font-size-asian="16pt" style:font-size-complex="16pt"/>
    </style:style>
    <style:style style:name="T30" style:family="text">
      <style:text-properties fo:font-variant="normal" fo:text-transform="none" fo:color="#000000" loext:opacity="100%" style:font-name="Times New Roman" fo:font-size="16pt" fo:letter-spacing="normal" fo:font-style="normal" fo:font-weight="normal" fo:background-color="#ff0000" loext:char-shading-value="0" style:font-size-asian="16pt" style:font-size-complex="16pt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6pt" fo:letter-spacing="normal" fo:font-style="normal" fo:font-weight="normal" fo:background-color="#ff0000" loext:char-shading-value="0" style:font-size-asian="16pt" style:font-size-complex="16pt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6pt" fo:letter-spacing="normal" fo:font-style="normal" fo:font-weight="normal" fo:background-color="#ff0000" loext:char-shading-value="0" style:font-size-asian="16pt" style:font-size-complex="16pt"/>
    </style:style>
    <style:style style:name="T33" style:family="text">
      <style:text-properties fo:font-variant="normal" fo:text-transform="none" fo:color="#000000" loext:opacity="100%" style:font-name="Times New Roman" fo:font-size="16pt" fo:letter-spacing="normal" fo:font-style="normal" fo:font-weight="normal" fo:background-color="#272822" loext:char-shading-value="0" style:font-size-asian="16pt" style:font-size-complex="16pt" loext:padding="0cm" loext:border="none"/>
    </style:style>
    <style:style style:name="T34" style:family="text">
      <style:text-properties fo:font-variant="normal" fo:text-transform="none" fo:color="#000000" loext:opacity="100%" style:font-name="Times New Roman" fo:font-size="16pt" fo:letter-spacing="normal" fo:font-style="normal" fo:font-weight="normal" fo:background-color="transparent" loext:char-shading-value="0" style:font-size-asian="16pt" style:font-size-complex="16pt"/>
    </style:style>
    <style:style style:name="T35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36" style:family="text">
      <style:text-properties fo:font-variant="normal" fo:text-transform="none" fo:color="#c0c0c0" loext:opacity="100%" style:font-name="Source Serif Pro" fo:font-size="13.5pt" fo:letter-spacing="normal" fo:font-style="normal" fo:font-weight="normal" fo:background-color="#ffff00" loext:char-shading-value="0"/>
    </style:style>
    <style:style style:name="T37" style:family="text">
      <style:text-properties fo:font-variant="normal" fo:text-transform="none" fo:color="#c0c0c0" loext:opacity="100%" style:font-name="Source Serif Pro" fo:font-size="13.5pt" fo:letter-spacing="normal" fo:font-style="normal" fo:font-weight="normal" fo:background-color="#ffff00" loext:char-shading-value="0"/>
    </style:style>
    <style:style style:name="T38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39" style:family="text">
      <style:text-properties fo:font-variant="normal" fo:text-transform="none" fo:color="#c0c0c0" loext:opacity="100%" style:font-name="Source Serif Pro" fo:font-size="13.5pt" fo:letter-spacing="normal" fo:font-style="normal" fo:font-weight="normal" fo:background-color="transparent" loext:char-shading-value="0"/>
    </style:style>
    <style:style style:name="T40" style:family="text">
      <style:text-properties fo:font-variant="normal" fo:text-transform="none" fo:color="#c0c0c0" loext:opacity="100%" style:font-name="Source Serif Pro" fo:font-size="13.5pt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4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ffff00" loext:char-shading-value="0" loext:padding="0cm" loext:border="none"/>
    </style:style>
    <style:style style:name="T45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ffff00" loext:char-shading-value="0" loext:padding="0cm" loext:border="none"/>
    </style:style>
    <style:style style:name="T46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47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48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/>
    </style:style>
    <style:style style:name="T49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50" style:family="text">
      <style:text-properties fo:background-color="#00a933" loext:char-shading-value="0"/>
    </style:style>
    <style:style style:name="T51" style:family="text">
      <style:text-properties officeooo:rsid="0013c0b7" fo:background-color="#00a933" loext:char-shading-value="0"/>
    </style:style>
    <style:style style:name="T52" style:family="text">
      <style:text-properties officeooo:rsid="0013c0b7"/>
    </style:style>
    <style:style style:name="T53" style:family="text">
      <style:text-properties fo:background-color="#ff0000" loext:char-shading-value="0"/>
    </style:style>
    <style:style style:name="T54" style:family="text">
      <style:text-properties officeooo:rsid="0013c0b7" fo:background-color="#ff0000" loext:char-shading-value="0"/>
    </style:style>
    <style:style style:name="T55" style:family="text">
      <style:text-properties officeooo:rsid="0016415f" fo:background-color="#ff0000" loext:char-shading-value="0" loext:padding="0cm" loext:border="none"/>
    </style:style>
    <style:style style:name="T56" style:family="text">
      <style:text-properties fo:background-color="#ff0000" loext:char-shading-value="0" loext:padding="0cm" loext:border="none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officeooo:rsid="0016415f" fo:background-color="#ff0000" loext:char-shading-value="0" loext:padding="0cm" loext:border="none"/>
    </style:style>
    <style:style style:name="T59" style:family="text">
      <style:text-properties style:font-name="Times New Roman" fo:background-color="#ff0000" loext:char-shading-value="0" loext:padding="0cm" loext:border="none"/>
    </style:style>
    <style:style style:name="T60" style:family="text">
      <style:text-properties officeooo:rsid="001316e9"/>
    </style:style>
    <style:style style:name="T61" style:family="text">
      <style:text-properties officeooo:rsid="0018168d"/>
    </style:style>
    <style:style style:name="T62" style:family="text">
      <style:text-properties officeooo:rsid="001316e9" style:font-size-asian="15pt" style:font-size-complex="15pt"/>
    </style:style>
    <style:style style:name="T63" style:family="text">
      <style:text-properties style:font-name="Times New Roman"/>
    </style:style>
    <style:style style:name="T64" style:family="text">
      <style:text-properties style:font-name="Times New Roman" officeooo:rsid="0016415f" fo:background-color="#ff0000" loext:char-shading-value="0" loext:padding="0cm" loext:border="none"/>
    </style:style>
    <style:style style:name="T65" style:family="text">
      <style:text-properties style:font-name="Times New Roman" fo:background-color="#ff0000" loext:char-shading-value="0" loext:padding="0cm" loext:border="none"/>
    </style:style>
    <style:style style:name="T66" style:family="text">
      <style:text-properties style:font-name="Times New Roman" fo:font-size="16pt" style:font-size-asian="16pt" style:font-size-complex="16pt"/>
    </style:style>
    <style:style style:name="T67" style:family="text">
      <style:text-properties style:font-name="Times New Roman" fo:font-size="16pt" officeooo:rsid="0016415f" fo:background-color="#ff0000" loext:char-shading-value="0" style:font-size-asian="16pt" style:font-size-complex="16pt" loext:padding="0cm" loext:border="none"/>
    </style:style>
    <style:style style:name="T68" style:family="text">
      <style:text-properties style:font-name="Times New Roman" fo:font-size="16pt" fo:background-color="#ff0000" loext:char-shading-value="0" style:font-size-asian="16pt" style:font-size-complex="16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la 01 <text:s/>- </text:p>
      <text:p text:style-name="P3"/>
      <text:p text:style-name="P6">-Que objeto é um tipo de dado que reflete uma abstração dos objetos da vida real;</text:p>
      <text:list xml:id="list2267685908" text:style-name="L1">
        <text:list-header>
          <text:p text:style-name="P17"><text:span text:style-name="T14">-Que a estrutura de um objeto literal no JavaScript é composta por pares de </text:span><text:span text:style-name="T15">chave: valor</text:span><text:span text:style-name="T16"> </text:span><text:span text:style-name="T14">separados por vírgula, dentro de chave</text:span><text:span text:style-name="T16">s </text:span><text:span text:style-name="T15">{ }</text:span><text:span text:style-name="T14">;</text:span></text:p>
          <text:p text:style-name="P10"/>
          <text:p text:style-name="P10">-Que para acessar dados em um objeto podemos usar as notações de ponto e de colchete;</text:p>
          <text:p text:style-name="P10"/>
          <text:p text:style-name="P11">-Que para adicionar e manipular dados em um objeto precisamos saber como acessar suas propriedades.</text:p>
        </text:list-header>
      </text:list>
      <text:p text:style-name="P4"/>
      <text:p text:style-name="P7"><text:span text:style-name="T50">Aula 02-</text:span> </text:p>
      <text:p text:style-name="P8">-Que <text:span text:style-name="T52">para manipular objetos literais podemos utilizar os métodos do JavaScript para cada tipo de dado;</text:span></text:p>
      <text:p text:style-name="P8">-<text:span text:style-name="T52">Que os valores em um objeto podem ser tipos primitivos (strings, números, booleanos e null, arrays ou outros objetos;</text:span></text:p>
      <text:p text:style-name="P12"><text:span text:style-name="T60">-</text:span><text:span text:style-name="T52">Que além das propriedades, também podemos </text:span><text:span text:style-name="T54">atribuir funções</text:span><text:span text:style-name="T52"> que dão comportamento a um objeto.</text:span></text:p>
      <text:p text:style-name="P7"/>
      <text:p text:style-name="P8"><text:span text:style-name="T50">Aula 0</text:span><text:span text:style-name="T51">3</text:span><text:span text:style-name="T50">-</text:span></text:p>
      <text:p text:style-name="P9"><text:soft-page-break/>-3 métodos de converter objetos em array: <text:span text:style-name="T53">Object.keys</text:span>, <text:span text:style-name="T53">Object.values</text:span>, <text:span text:style-name="T53">Object.entries</text:span>.</text:p>
      <text:p text:style-name="P5"><text:span text:style-name="T66">-Como percorrer objetos a partir das chaves com </text:span><text:span text:style-name="Source_20_Text"><text:span text:style-name="T67">fo</text:span></text:span><text:span text:style-name="Source_20_Text"><text:span text:style-name="T68">r...in</text:span></text:span><text:span text:style-name="T66">, iterando sobre as propriedades de um objeto como em um array;</text:span></text:p>
      <text:list xml:id="list649393014" text:style-name="L2">
        <text:list-header>
          <text:p text:style-name="P18"><text:span text:style-name="T29">-Que para extrair chaves e valores de objetos é possível utilizar métodos de </text:span><text:span text:style-name="Source_20_Text"><text:span text:style-name="T30">Object</text:span></text:span><text:span text:style-name="T29">;</text:span></text:p>
          <text:p text:style-name="P18"><text:span text:style-name="T29">-Que funções como </text:span><text:span text:style-name="Source_20_Text"><text:span text:style-name="T30">.entries</text:span></text:span><text:span text:style-name="T29">, </text:span><text:span text:style-name="Source_20_Text"><text:span text:style-name="T33">.</text:span></text:span><text:span text:style-name="Source_20_Text"><text:span text:style-name="T30">key</text:span></text:span><text:span text:style-name="T29"> e </text:span><text:span text:style-name="Source_20_Text"><text:span text:style-name="T33">.value</text:span></text:span><text:span text:style-name="T29"> podem ser úteis na hora de trabalhar com objetos;</text:span></text:p>
          <text:p text:style-name="P19"><text:span text:style-name="T29">-Que o </text:span><text:span text:style-name="Emphasis"><text:span text:style-name="T30">spread operator</text:span></text:span><text:span text:style-name="T29"> (ou sintaxe de espalhamento) pode ser uma opção para decompor objetos quando precisamos extraí-los de um array e formar um novo array.</text:span></text:p>
        </text:list-header>
      </text:list>
      <text:p text:style-name="P14">Aula 04-</text:p>
      <text:p text:style-name="P9">-Que no Javascript o protótipo representa um objeto “modelo” com seus métodos, utilizado como base para a criação de outros objetos;</text:p>
      <text:p text:style-name="P20"><text:span text:style-name="T29">-Como acessar propriedades de protótipo através de </text:span><text:span text:style-name="Source_20_Text"><text:span text:style-name="T30">__proto__</text:span></text:span><text:span text:style-name="T29"> e da propriedade </text:span><text:span text:style-name="Source_20_Text"><text:span text:style-name="T30">prototype</text:span></text:span><text:span text:style-name="T29">;</text:span></text:p>
      <text:list xml:id="list2821623216" text:style-name="L3">
        <text:list-header>
          <text:p text:style-name="P13">-Como a herança de protótipo é utilizada para a criação de dados primitivos, arrays e objetos com JavaScript;</text:p>
          <text:p text:style-name="P13">-Como criar objetos utilizando funções construtoras;</text:p>
          <text:p text:style-name="P21"><text:span text:style-name="T29">-Como utilizar a herança para criação de novos objetos com a propriedade </text:span><text:span text:style-name="Source_20_Text"><text:span text:style-name="T30">prototype</text:span></text:span><text:span text:style-name="T29">.</text:span></text:p>
        </text:list-header>
      </text:list>
      <text:p text:style-name="P9"/>
      <text:p text:style-name="P15">Aula 0<text:span text:style-name="T61">5</text:span>-</text:p>
      <text:p text:style-name="P15"><text:soft-page-break/></text:p>
      <text:p text:style-name="P16"><text:span text:style-name="T60">-Que classes e objetos são alguns dos principais conceitos da Programação Orientada a Objetos;</text:span></text:p>
      <text:p text:style-name="P16">-Como utilizar uma classe como modelo para construir objetos com propriedades e métodos;</text:p>
      <text:list xml:id="list3472194384" text:style-name="L4">
        <text:list-header>
          <text:p text:style-name="P22"><text:span text:style-name="T34">-Como utilizar a herança de classe com </text:span><text:span text:style-name="Source_20_Text"><text:span text:style-name="T31">extends</text:span></text:span><text:span text:style-name="T32"> </text:span><text:span text:style-name="T34">para criar objetos a partir de modelos específicos.</text:span></text:p>
        </text:list-header>
      </text:list>
      <text:p text:style-name="P15"/>
      <text:p text:style-name="P8"/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erif Pro" svg:font-family="'Source Serif Pro', 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1T02:11:42.324000000</dc:date>
    <meta:editing-duration>PT1H19M28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27" meta:word-count="342" meta:character-count="2048" meta:non-whitespace-character-count="1740"/>
  </office:meta>
</office:document-meta>
</file>